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UHA Validation Project</text:p>
      <text:p text:style-name="Standard"/>
      <text:p text:style-name="Standard">## 1) One Repo, One Project</text:p>
      <text:p text:style-name="Standard">**Project name:** UHA Validation</text:p>
      <text:p text:style-name="Standard"/>
      <text:p text:style-name="Standard">**Views:**</text:p>
      <text:p text:style-name="Standard">- **Board (Kanban):** <text:s/></text:p>
      <text:p text:style-name="Standard"><text:s text:c="2"/>Columns = Backlog → Ready → In Progress → Review → Provenanced (L6) <text:s/></text:p>
      <text:p text:style-name="Standard">- **Roadmap (timeline):** <text:s/></text:p>
      <text:p text:style-name="Standard"><text:s text:c="2"/>Milestones = <text:s/></text:p>
      <text:p text:style-name="Standard"><text:s text:c="2"/>- L0 Formalization <text:s/></text:p>
      <text:p text:style-name="Standard"><text:s text:c="2"/>- L1/L2 Math Pins <text:s/></text:p>
      <text:p text:style-name="Standard"><text:s text:c="2"/>- L3 Test Schema <text:s/></text:p>
      <text:p text:style-name="Standard"><text:s text:c="2"/>- L4 Encode/Decode Fidelity <text:s/></text:p>
      <text:p text:style-name="Standard"><text:s text:c="2"/>- L5 Peer Review <text:s/></text:p>
      <text:p text:style-name="Standard"><text:s text:c="2"/>- L6 Provenance Snapshot <text:s/></text:p>
      <text:p text:style-name="Standard"/>
      <text:p text:style-name="Standard">---</text:p>
      <text:p text:style-name="Standard"/>
      <text:p text:style-name="Standard">## 2) One Issue per Formula (or Lemma)</text:p>
      <text:p text:style-name="Standard">Use a template so every formula’s validation looks consistent.</text:p>
      <text:p text:style-name="Standard"/>
      <text:p text:style-name="Standard">**Issue Title:** <text:s/></text:p>
      <text:p text:style-name="Standard">`Validate: &lt;Formula/Rule name&gt;`</text:p>
      <text:p text:style-name="Standard"/>
      <text:p text:style-name="Standard">**Fields:**</text:p>
      <text:p text:style-name="Standard">- Definition &amp; scope <text:s/></text:p>
      <text:p text:style-name="Standard">- Dependencies (pinned versions) <text:s/></text:p>
      <text:p text:style-name="Standard">- Proof status (sketch → formal) <text:s/></text:p>
      <text:p text:style-name="Standard">- Test vectors (deterministic) <text:s/></text:p>
      <text:p text:style-name="Standard">- Edge cases (signs, zeros, UN, overflow) <text:s/></text:p>
      <text:p text:style-name="Standard">- Cross-method checks (Gaussian / MC / Interval vs N/U) <text:s/></text:p>
      <text:p text:style-name="Standard">- L4 fidelity check (encode/decode round trip) <text:s/></text:p>
      <text:p text:style-name="Standard">- L5 notes (review comments) <text:s/></text:p>
      <text:p text:style-name="Standard">- L6 link (provenance node ID / commit) <text:s/></text:p>
      <text:p text:style-name="Standard"/>
      <text:p text:style-name="Standard">**Labels:** <text:s/></text:p>
      <text:p text:style-name="Standard">`layer:L0` `layer:L1` `layer:L2` `needs-proof` `needs-tests` `ready-review` `provenanced`</text:p>
      <text:p text:style-name="Standard"/>
      <text:p text:style-name="Standard">---</text:p>
      <text:p text:style-name="Standard"/>
      <text:p text:style-name="Standard">## 3) Milestones (Roadmap Anchors)</text:p>
      <text:p text:style-name="Standard">- **M1 – L0/L1 pinned:** base logic + types locked <text:s/></text:p>
      <text:p text:style-name="Standard">- **M2 – L2 pinned:** precision profiles &amp; N/U operators <text:s/></text:p>
      <text:p text:style-name="Standard">- **M3 – Test harness:** golden test vectors + CI <text:s/></text:p>
      <text:p text:style-name="Standard">- **M4 – L4 fidelity:** encode/decode proofs &amp; signatures <text:s/></text:p>
      <text:p text:style-name="Standard">- **M5 – L5 review round:** external critiques captured <text:s/></text:p>
      <text:p text:style-name="Standard">- **M6 – L6 snapshot:** immutable provenance DAG captured <text:s/></text:p>
      <text:p text:style-name="Standard"/>
      <text:p text:style-name="Standard"><text:soft-page-break/>---</text:p>
      <text:p text:style-name="Standard"/>
      <text:p text:style-name="Standard">## 4) Automation (Simple &amp; Powerful)</text:p>
      <text:p text:style-name="Standard">- **CI (GitHub Actions):** run unit tests, generate a `validation-report.md` per issue, and post pass/fail summary as a comment. <text:s/></text:p>
      <text:p text:style-name="Standard">- **Status checks:** block merges unless tests + proof checklist pass. <text:s/></text:p>
      <text:p text:style-name="Standard">- **Provenance step:** on *Review → Provenanced*, CI appends a signed JSON node to `/provenance/graph.json` and writes a `SNAPSHOT-&lt;date&gt;.md`. <text:s/></text:p>
      <text:p text:style-name="Standard"/>
      <text:p text:style-name="Standard">---</text:p>
      <text:p text:style-name="Standard"/>
      <text:p text:style-name="Standard">## 5) Board Policies (To Keep Work Flowing)</text:p>
      <text:p text:style-name="Standard">- **WIP limits:** Keep *In Progress* ≤ 3 items. <text:s/></text:p>
      <text:p text:style-name="Standard">- **Definition of Done:** <text:s/></text:p>
      <text:p text:style-name="Standard"><text:s text:c="2"/>- Tests green <text:s/></text:p>
      <text:p text:style-name="Standard"><text:s text:c="2"/>- Proof attached <text:s/></text:p>
      <text:p text:style-name="Standard"><text:s text:c="2"/>- L4 round-trip demonstrated <text:s/></text:p>
      <text:p text:style-name="Standard"><text:s text:c="2"/>- Snapshot written <text:s/></text:p>
      <text:p text:style-name="Standard"><text:s text:c="2"/>- Labels updated to `provenanced` <text:s/></text:p>
      <text:p text:style-name="Standard"/>
      <text:p text:style-name="Standard">---</text:p>
      <text:p text:style-name="Standard"/>
      <text:p text:style-name="Standard">## 6) Why This Hybrid?</text:p>
      <text:p text:style-name="Standard">- **Kanban** keeps momentum without over-planning. <text:s/></text:p>
      <text:p text:style-name="Standard">- **Roadmap** makes sequence unmissable and shows reviewers where you are in the Seven-Layer ascent (math → fidelity → discourse → memory). <text:s/></text:p>
      <text:p text:style-name="Standard">- **Single Source of Truth = Issues; Multiple Views = Clarity** for both builders and reviewers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8:11:53.849996831</meta:creation-date>
    <dc:date>2025-09-26T18:40:50.885520576</dc:date>
    <meta:editing-duration>PT18M45S</meta:editing-duration>
    <meta:editing-cycles>1</meta:editing-cycles>
    <meta:document-statistic meta:table-count="0" meta:image-count="0" meta:object-count="0" meta:page-count="2" meta:paragraph-count="58" meta:word-count="349" meta:character-count="2302" meta:non-whitespace-character-count="1899"/>
    <meta:generator>LibreOffice/25.8.1.1$Linux_X86_64 LibreOffice_project/54047653041915e595ad4e45cccea684809c77b5</meta:generator>
  </office:meta>
</office:document-meta>
</file>